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d199" officeooo:paragraph-rsid="000fd199"/>
    </style:style>
    <style:style style:name="P2" style:family="paragraph" style:parent-style-name="Standard">
      <style:text-properties fo:font-style="normal" officeooo:rsid="001ad052" officeooo:paragraph-rsid="001ad052" style:font-style-asian="normal" style:font-style-complex="normal"/>
    </style:style>
    <style:style style:name="P3" style:family="paragraph" style:parent-style-name="Standard">
      <style:text-properties style:font-name="Ubuntu Mono" fo:font-style="normal" officeooo:rsid="001ad052" officeooo:paragraph-rsid="001ad052" style:font-style-asian="normal" style:font-style-complex="normal"/>
    </style:style>
    <style:style style:name="P4" style:family="paragraph" style:parent-style-name="Standard">
      <style:text-properties style:font-name="Liberation Serif" fo:font-style="normal" officeooo:rsid="001ad052" officeooo:paragraph-rsid="001ad052" style:font-style-asian="normal" style:font-style-complex="normal"/>
    </style:style>
    <style:style style:name="P5" style:family="paragraph" style:parent-style-name="Standard">
      <style:text-properties style:font-name="Liberation Mono" fo:font-style="normal" officeooo:rsid="001ad052" officeooo:paragraph-rsid="001ad052" style:font-style-asian="normal" style:font-style-complex="normal"/>
    </style:style>
    <style:style style:name="P6" style:family="paragraph" style:parent-style-name="Standard">
      <style:text-properties style:font-name="Liberation Mono" fo:font-style="normal" officeooo:rsid="001ad052" officeooo:paragraph-rsid="001c0cf8" style:font-style-asian="normal" style:font-style-complex="normal"/>
    </style:style>
    <style:style style:name="P7" style:family="paragraph" style:parent-style-name="Standard">
      <style:text-properties style:font-name="Liberation Mono" fo:font-style="normal" officeooo:rsid="001ad052" officeooo:paragraph-rsid="002a4716" style:font-style-asian="normal" style:font-style-complex="normal"/>
    </style:style>
    <style:style style:name="P8" style:family="paragraph" style:parent-style-name="Standard">
      <style:paragraph-properties>
        <style:tab-stops>
          <style:tab-stop style:position="0.2398in"/>
          <style:tab-stop style:position="0.7917in"/>
        </style:tab-stops>
      </style:paragraph-properties>
      <style:text-properties style:font-name="Liberation Mono" fo:font-style="normal" officeooo:rsid="001ad052" officeooo:paragraph-rsid="002a4716" style:font-style-asian="normal" style:font-style-complex="normal"/>
    </style:style>
    <style:style style:name="P9" style:family="paragraph" style:parent-style-name="Standard">
      <style:paragraph-properties>
        <style:tab-stops>
          <style:tab-stop style:position="0.2398in"/>
          <style:tab-stop style:position="0.7917in"/>
        </style:tab-stops>
      </style:paragraph-properties>
      <style:text-properties style:font-name="Liberation Mono" fo:font-style="normal" officeooo:rsid="001ad052" officeooo:paragraph-rsid="002ce5d2" style:font-style-asian="normal" style:font-style-complex="normal"/>
    </style:style>
    <style:style style:name="P10" style:family="paragraph" style:parent-style-name="Standard">
      <style:text-properties style:font-name="Liberation Mono" fo:font-style="normal" officeooo:rsid="00233e9b" officeooo:paragraph-rsid="001ad052" style:font-style-asian="normal" style:font-style-complex="normal"/>
    </style:style>
    <style:style style:name="P11" style:family="paragraph" style:parent-style-name="Standard">
      <style:text-properties style:font-name="Liberation Mono" fo:font-size="10pt" fo:font-style="normal" officeooo:rsid="001ad052" officeooo:paragraph-rsid="001ad052" style:font-size-asian="10pt" style:font-style-asian="normal" style:font-size-complex="10pt" style:font-style-complex="normal"/>
    </style:style>
    <style:style style:name="P12" style:family="paragraph" style:parent-style-name="Standard">
      <style:text-properties style:font-name="Liberation Mono" fo:font-size="10pt" officeooo:paragraph-rsid="001ad052" style:font-size-asian="10pt" style:font-size-complex="10pt"/>
    </style:style>
    <style:style style:name="P13" style:family="paragraph" style:parent-style-name="Standard">
      <style:text-properties style:font-name="Liberation Mono" fo:font-size="14pt" fo:font-style="normal" officeooo:rsid="0039833f" officeooo:paragraph-rsid="0039833f" style:font-size-asian="14pt" style:font-style-asian="normal" style:font-size-complex="14pt" style:font-style-complex="normal"/>
    </style:style>
    <style:style style:name="P14" style:family="paragraph" style:parent-style-name="Standard">
      <style:text-properties fo:font-style="italic" officeooo:rsid="0022040e" officeooo:paragraph-rsid="0022040e" style:font-style-asian="italic" style:font-style-complex="italic"/>
    </style:style>
    <style:style style:name="P15" style:family="paragraph" style:parent-style-name="Standard">
      <style:text-properties officeooo:paragraph-rsid="002a4716"/>
    </style:style>
    <style:style style:name="P16" style:family="paragraph" style:parent-style-name="Standard">
      <style:paragraph-properties fo:break-before="page"/>
      <style:text-properties style:font-name="Liberation Serif" fo:font-size="14pt" fo:font-style="normal" style:text-underline-style="solid" style:text-underline-width="auto" style:text-underline-color="font-color" fo:font-weight="bold" officeooo:rsid="001ad052" officeooo:paragraph-rsid="001ad052" style:font-size-asian="14pt" style:font-style-asian="normal" style:font-weight-asian="bold" style:font-size-complex="14pt" style:font-style-complex="normal" style:font-weight-complex="bold"/>
    </style:style>
    <style:style style:name="P17" style:family="paragraph" style:parent-style-name="Standard">
      <style:paragraph-properties fo:break-before="page"/>
      <style:text-properties style:font-name="Liberation Mono" fo:font-style="normal" officeooo:rsid="0039833f" officeooo:paragraph-rsid="0039833f" style:font-style-asian="normal" style:font-style-complex="normal"/>
    </style:style>
    <style:style style:name="P18" style:family="paragraph" style:parent-style-name="Standard">
      <loext:graphic-properties draw:fill="none"/>
      <style:paragraph-properties fo:margin-left="0in" fo:margin-right="0in" fo:text-indent="0in" style:auto-text-indent="false" fo:background-color="transparent">
        <style:tab-stops/>
      </style:paragraph-properties>
      <style:text-properties fo:font-style="normal" officeooo:rsid="0019eb93" officeooo:paragraph-rsid="001ad052" style:font-style-asian="normal" style:font-style-complex="normal"/>
    </style:style>
    <style:style style:name="P19" style:family="paragraph" style:parent-style-name="Standard">
      <style:paragraph-properties fo:margin-left="0in" fo:margin-right="0in" fo:text-indent="0in" style:auto-text-indent="false"/>
      <style:text-properties style:font-name="Liberation Mono" fo:font-style="normal" officeooo:rsid="0022040e" officeooo:paragraph-rsid="0022040e" style:font-style-asian="normal" style:font-style-complex="normal"/>
    </style:style>
    <style:style style:name="P20" style:family="paragraph" style:parent-style-name="Standard" style:master-page-name="">
      <loext:graphic-properties draw:fill="none"/>
      <style:paragraph-properties fo:margin-left="0in" fo:margin-right="0in" fo:text-indent="0in" style:auto-text-indent="false" style:page-number="auto" fo:break-before="page" fo:background-color="transparent">
        <style:tab-stops/>
      </style:paragraph-properties>
      <style:text-properties fo:font-size="14pt" fo:font-style="normal" style:text-underline-style="solid" style:text-underline-width="auto" style:text-underline-color="font-color" fo:font-weight="bold" officeooo:rsid="001ad052" officeooo:paragraph-rsid="001ad052" style:font-size-asian="14pt" style:font-style-asian="normal" style:font-weight-asian="bold" style:font-size-complex="14pt" style:font-style-complex="normal" style:font-weight-complex="bold"/>
    </style:style>
    <style:style style:name="P21" style:family="paragraph" style:parent-style-name="Standard">
      <style:paragraph-properties fo:margin-left="0.4925in" fo:margin-right="0in" fo:text-indent="0in" style:auto-text-indent="false"/>
      <style:text-properties style:font-name="Liberation Serif" fo:font-style="normal" officeooo:rsid="0022040e" officeooo:paragraph-rsid="0022040e" style:font-style-asian="normal" style:font-style-complex="normal"/>
    </style:style>
    <style:style style:name="P22" style:family="paragraph" style:parent-style-name="Standard">
      <style:paragraph-properties fo:margin-left="0.9846in" fo:margin-right="0in" fo:text-indent="0in" style:auto-text-indent="false"/>
      <style:text-properties style:font-name="Liberation Mono" fo:font-style="normal" officeooo:rsid="0022040e" officeooo:paragraph-rsid="0022040e" style:font-style-asian="normal" style:font-style-complex="normal"/>
    </style:style>
    <style:style style:name="P23" style:family="paragraph" style:parent-style-name="Standard">
      <style:paragraph-properties fo:margin-left="0.9846in" fo:margin-right="0in" fo:text-indent="0in" style:auto-text-indent="false"/>
      <style:text-properties style:font-name="Liberation Mono" fo:font-style="italic" officeooo:rsid="0022040e" officeooo:paragraph-rsid="0022040e" style:font-style-asian="italic" style:font-style-complex="italic"/>
    </style:style>
    <style:style style:name="P24" style:family="paragraph" style:parent-style-name="Heading_20_1">
      <style:paragraph-properties fo:break-before="page"/>
    </style:style>
    <style:style style:name="P25" style:family="paragraph" style:parent-style-name="Standard" style:list-style-name="L1">
      <style:text-properties officeooo:rsid="000fd199" officeooo:paragraph-rsid="000fd199"/>
    </style:style>
    <style:style style:name="P26" style:family="paragraph" style:parent-style-name="Standard" style:list-style-name="L2">
      <style:text-properties officeooo:rsid="000fd199" officeooo:paragraph-rsid="000fd199"/>
    </style:style>
    <style:style style:name="P27" style:family="paragraph" style:parent-style-name="Standard" style:list-style-name="L3">
      <style:text-properties officeooo:rsid="000fd199" officeooo:paragraph-rsid="000fd199"/>
    </style:style>
    <style:style style:name="P28" style:family="paragraph" style:parent-style-name="Standard" style:list-style-name="L2">
      <style:text-properties officeooo:paragraph-rsid="000fd199"/>
    </style:style>
    <style:style style:name="P29" style:family="paragraph" style:parent-style-name="Standard" style:list-style-name="L3">
      <style:text-properties officeooo:paragraph-rsid="000fd199"/>
    </style:style>
    <style:style style:name="P30" style:family="paragraph" style:parent-style-name="Standard" style:list-style-name="L3">
      <style:text-properties fo:font-style="normal" officeooo:rsid="000fd199" officeooo:paragraph-rsid="000fd199" style:font-style-asian="normal" style:font-style-complex="normal"/>
    </style:style>
    <style:style style:name="P31" style:family="paragraph" style:parent-style-name="Standard" style:list-style-name="L3">
      <style:text-properties fo:font-style="normal" officeooo:rsid="00112938" officeooo:paragraph-rsid="00112938" style:font-style-asian="normal" style:font-style-complex="normal"/>
    </style:style>
    <style:style style:name="P32" style:family="paragraph" style:parent-style-name="Standard" style:list-style-name="L8">
      <style:text-properties fo:font-style="normal" officeooo:rsid="00112938" officeooo:paragraph-rsid="00112938" style:font-style-asian="normal" style:font-style-complex="normal"/>
    </style:style>
    <style:style style:name="P33" style:family="paragraph" style:parent-style-name="Standard" style:list-style-name="L2">
      <style:text-properties fo:font-style="normal" officeooo:rsid="0019378e" officeooo:paragraph-rsid="0019378e" style:font-style-asian="normal" style:font-style-complex="normal"/>
    </style:style>
    <style:style style:name="P34" style:family="paragraph" style:parent-style-name="Standard" style:list-style-name="L5">
      <style:text-properties fo:font-style="normal" officeooo:rsid="0022040e" officeooo:paragraph-rsid="0022040e" style:font-style-asian="normal" style:font-style-complex="normal"/>
    </style:style>
    <style:style style:name="P35" style:family="paragraph" style:parent-style-name="Standard" style:list-style-name="L8">
      <style:text-properties fo:font-style="normal" officeooo:rsid="0019eb93" officeooo:paragraph-rsid="0019eb93" style:font-style-asian="normal" style:font-style-complex="normal"/>
    </style:style>
    <style:style style:name="P36" style:family="paragraph" style:parent-style-name="Standard" style:list-style-name="L3">
      <style:text-properties officeooo:rsid="00112938" officeooo:paragraph-rsid="00112938"/>
    </style:style>
    <style:style style:name="P37" style:family="paragraph" style:parent-style-name="Standard" style:list-style-name="L2">
      <style:text-properties officeooo:rsid="00112938" officeooo:paragraph-rsid="00112938"/>
    </style:style>
    <style:style style:name="P38" style:family="paragraph" style:parent-style-name="Standard" style:list-style-name="L4">
      <style:text-properties style:font-name="Liberation Mono" fo:font-style="normal" officeooo:rsid="0019378e" officeooo:paragraph-rsid="0019378e" style:font-style-asian="normal" style:font-style-complex="normal"/>
    </style:style>
    <style:style style:name="P39" style:family="paragraph" style:parent-style-name="Standard" style:list-style-name="L6">
      <style:text-properties officeooo:paragraph-rsid="0022040e"/>
    </style:style>
    <style:style style:name="P40" style:family="paragraph" style:parent-style-name="Standard" style:list-style-name="L7">
      <style:text-properties officeooo:paragraph-rsid="0022040e"/>
    </style:style>
    <style:style style:name="P41" style:family="paragraph" style:parent-style-name="Standard" style:list-style-name="L8">
      <style:text-properties officeooo:paragraph-rsid="00112938"/>
    </style:style>
    <style:style style:name="P42" style:family="paragraph" style:parent-style-name="Standard" style:list-style-name="L8">
      <style:text-properties officeooo:paragraph-rsid="002a4716"/>
    </style:style>
    <style:style style:name="P43" style:family="paragraph" style:parent-style-name="Standard" style:list-style-name="L9">
      <style:paragraph-properties>
        <style:tab-stops>
          <style:tab-stop style:position="0.2398in"/>
          <style:tab-stop style:position="0.7917in"/>
        </style:tab-stops>
      </style:paragraph-properties>
      <style:text-properties officeooo:paragraph-rsid="002ce5d2"/>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1c48b" style:font-style-asian="normal" style:font-style-complex="normal"/>
    </style:style>
    <style:style style:name="T4" style:family="text">
      <style:text-properties fo:font-style="normal" officeooo:rsid="001d1874" style:font-style-asian="normal" style:font-style-complex="normal"/>
    </style:style>
    <style:style style:name="T5" style:family="text">
      <style:text-properties fo:font-style="normal" officeooo:rsid="001e2e6f" style:font-style-asian="normal" style:font-style-complex="normal"/>
    </style:style>
    <style:style style:name="T6" style:family="text">
      <style:text-properties fo:font-style="normal" officeooo:rsid="002108ef" style:font-style-asian="normal" style:font-style-complex="normal"/>
    </style:style>
    <style:style style:name="T7" style:family="text">
      <style:text-properties fo:font-style="normal" officeooo:rsid="000fd199" style:font-style-asian="normal" style:font-style-complex="normal"/>
    </style:style>
    <style:style style:name="T8" style:family="text">
      <style:text-properties fo:font-style="normal" officeooo:rsid="0019eb93" style:font-style-asian="normal" style:font-style-complex="normal"/>
    </style:style>
    <style:style style:name="T9" style:family="text">
      <style:text-properties fo:font-style="normal" officeooo:rsid="0022040e" style:font-style-asian="normal" style:font-style-complex="normal"/>
    </style:style>
    <style:style style:name="T10" style:family="text">
      <style:text-properties fo:font-style="normal" officeooo:rsid="00233e9b" style:font-style-asian="normal" style:font-style-complex="normal"/>
    </style:style>
    <style:style style:name="T11" style:family="text">
      <style:text-properties fo:font-style="normal" officeooo:rsid="0024ce97" style:font-style-asian="normal" style:font-style-complex="normal"/>
    </style:style>
    <style:style style:name="T12" style:family="text">
      <style:text-properties fo:font-style="normal" officeooo:rsid="001ad052" style:font-style-asian="normal" style:font-style-complex="normal"/>
    </style:style>
    <style:style style:name="T13" style:family="text">
      <style:text-properties fo:font-style="normal" officeooo:rsid="001c24dd" style:font-style-asian="normal" style:font-style-complex="normal"/>
    </style:style>
    <style:style style:name="T14" style:family="text">
      <style:text-properties fo:font-style="normal" officeooo:rsid="0033af92" style:font-style-asian="normal" style:font-style-complex="normal"/>
    </style:style>
    <style:style style:name="T15" style:family="text">
      <style:text-properties fo:font-style="normal" officeooo:rsid="0034f911" style:font-style-asian="normal" style:font-style-complex="normal"/>
    </style:style>
    <style:style style:name="T16" style:family="text">
      <style:text-properties fo:font-style="normal" officeooo:rsid="00112938" style:font-style-asian="normal" style:font-style-complex="normal"/>
    </style:style>
    <style:style style:name="T17" style:family="text">
      <style:text-properties fo:font-style="normal" officeooo:rsid="003e9b02" style:font-style-asian="normal" style:font-style-complex="normal"/>
    </style:style>
    <style:style style:name="T18" style:family="text">
      <style:text-properties officeooo:rsid="00112938"/>
    </style:style>
    <style:style style:name="T19" style:family="text">
      <style:text-properties style:font-name="Ubuntu Mono"/>
    </style:style>
    <style:style style:name="T20" style:family="text">
      <style:text-properties style:font-name="Ubuntu Mono" fo:font-style="normal" style:font-style-asian="normal" style:font-style-complex="normal"/>
    </style:style>
    <style:style style:name="T21" style:family="text">
      <style:text-properties officeooo:rsid="0019eb93"/>
    </style:style>
    <style:style style:name="T22" style:family="text">
      <style:text-properties officeooo:rsid="001c0cf8"/>
    </style:style>
    <style:style style:name="T23" style:family="text">
      <style:text-properties officeooo:rsid="001d1874"/>
    </style:style>
    <style:style style:name="T24" style:family="text">
      <style:text-properties style:font-name="Liberation Mono"/>
    </style:style>
    <style:style style:name="T25" style:family="text">
      <style:text-properties style:font-name="Liberation Mono" fo:font-style="normal" style:font-style-asian="normal" style:font-style-complex="normal"/>
    </style:style>
    <style:style style:name="T26" style:family="text">
      <style:text-properties style:font-name="Liberation Mono" fo:font-style="normal" officeooo:rsid="001d1874" style:font-style-asian="normal" style:font-style-complex="normal"/>
    </style:style>
    <style:style style:name="T27" style:family="text">
      <style:text-properties style:font-name="Liberation Mono" fo:font-style="normal" officeooo:rsid="000fd199" style:font-style-asian="normal" style:font-style-complex="normal"/>
    </style:style>
    <style:style style:name="T28" style:family="text">
      <style:text-properties style:font-name="Liberation Mono" fo:font-style="normal" officeooo:rsid="0019eb93" style:font-style-asian="normal" style:font-style-complex="normal"/>
    </style:style>
    <style:style style:name="T29" style:family="text">
      <style:text-properties style:font-name="Liberation Mono" fo:font-style="normal" officeooo:rsid="002108ef" style:font-style-asian="normal" style:font-style-complex="normal"/>
    </style:style>
    <style:style style:name="T30" style:family="text">
      <style:text-properties style:font-name="Liberation Mono" fo:font-style="normal" officeooo:rsid="0022040e" style:font-style-asian="normal" style:font-style-complex="normal"/>
    </style:style>
    <style:style style:name="T31" style:family="text">
      <style:text-properties style:font-name="Liberation Mono" fo:font-style="normal" officeooo:rsid="00233e9b" style:font-style-asian="normal" style:font-style-complex="normal"/>
    </style:style>
    <style:style style:name="T32" style:family="text">
      <style:text-properties style:font-name="Liberation Mono" fo:font-style="normal" officeooo:rsid="0024ce97" style:font-style-asian="normal" style:font-style-complex="normal"/>
    </style:style>
    <style:style style:name="T33" style:family="text">
      <style:text-properties style:font-name="Liberation Mono" fo:font-style="normal" officeooo:rsid="0027efa9" style:font-style-asian="normal" style:font-style-complex="normal"/>
    </style:style>
    <style:style style:name="T34" style:family="text">
      <style:text-properties style:font-name="Liberation Mono" fo:font-style="normal" officeooo:rsid="002ce5d2" style:font-style-asian="normal" style:font-style-complex="normal"/>
    </style:style>
    <style:style style:name="T35" style:family="text">
      <style:text-properties style:font-name="Liberation Mono" fo:font-style="normal" officeooo:rsid="00112938" style:font-style-asian="normal" style:font-style-complex="normal"/>
    </style:style>
    <style:style style:name="T36" style:family="text">
      <style:text-properties style:font-name="Liberation Mono" fo:font-style="normal" officeooo:rsid="0033af92" style:font-style-asian="normal" style:font-style-complex="normal"/>
    </style:style>
    <style:style style:name="T37" style:family="text">
      <style:text-properties style:font-name="Liberation Mono" fo:font-style="normal" officeooo:rsid="0045773a" style:font-style-asian="normal" style:font-style-complex="normal"/>
    </style:style>
    <style:style style:name="T38" style:family="text">
      <style:text-properties style:font-name="Liberation Mono" officeooo:rsid="0019eb93"/>
    </style:style>
    <style:style style:name="T39" style:family="text">
      <style:text-properties style:font-name="Liberation Mono" officeooo:rsid="001d1874"/>
    </style:style>
    <style:style style:name="T40" style:family="text">
      <style:text-properties style:font-name="Liberation Mono" fo:font-style="italic" officeooo:rsid="0022040e" style:font-style-asian="italic" style:font-style-complex="italic"/>
    </style:style>
    <style:style style:name="T41" style:family="text">
      <style:text-properties style:font-name="Liberation Mono" officeooo:rsid="002108ef"/>
    </style:style>
    <style:style style:name="T42" style:family="text">
      <style:text-properties style:font-name="Liberation Mono" officeooo:rsid="00414110"/>
    </style:style>
    <style:style style:name="T43" style:family="text">
      <style:text-properties officeooo:rsid="001e2e6f"/>
    </style:style>
    <style:style style:name="T44" style:family="text">
      <style:text-properties officeooo:rsid="002108ef"/>
    </style:style>
    <style:style style:name="T45" style:family="text">
      <style:text-properties officeooo:rsid="00233e9b"/>
    </style:style>
    <style:style style:name="T46" style:family="text">
      <style:text-properties officeooo:rsid="0026eceb"/>
    </style:style>
    <style:style style:name="T47" style:family="text">
      <style:text-properties style:font-name="Liberation Serif" fo:font-style="normal" officeooo:rsid="002a4716" style:font-style-asian="normal" style:font-style-complex="normal"/>
    </style:style>
    <style:style style:name="T48" style:family="text">
      <style:text-properties style:font-name="Liberation Serif" fo:font-style="normal" officeooo:rsid="002a55e9" style:font-style-asian="normal" style:font-style-complex="normal"/>
    </style:style>
    <style:style style:name="T49" style:family="text">
      <style:text-properties style:font-name="Liberation Serif" fo:font-style="normal" officeooo:rsid="002ce5d2" style:font-style-asian="normal" style:font-style-complex="normal"/>
    </style:style>
    <style:style style:name="T50" style:family="text">
      <style:text-properties style:font-name="Liberation Serif" fo:font-style="normal" officeooo:rsid="0034f911" style:font-style-asian="normal" style:font-style-complex="normal"/>
    </style:style>
    <style:style style:name="T51" style:family="text">
      <style:text-properties officeooo:rsid="00327820"/>
    </style:style>
    <style:style style:name="T52" style:family="text">
      <style:text-properties officeooo:rsid="000fd199"/>
    </style:style>
    <style:style style:name="T53" style:family="text">
      <style:text-properties officeooo:rsid="0033af92"/>
    </style:style>
    <style:style style:name="T54" style:family="text">
      <style:text-properties officeooo:rsid="00362513"/>
    </style:style>
    <style:style style:name="T55" style:family="text">
      <style:text-properties officeooo:rsid="0036fa47"/>
    </style:style>
    <style:style style:name="T56" style:family="text">
      <style:text-properties officeooo:rsid="00396b96"/>
    </style:style>
    <style:style style:name="T57" style:family="text">
      <style:text-properties officeooo:rsid="003e1287"/>
    </style:style>
    <style:style style:name="T58" style:family="text">
      <style:text-properties officeooo:rsid="003e9b02"/>
    </style:style>
    <style:style style:name="T59" style:family="text">
      <style:text-properties officeooo:rsid="00404ae3"/>
    </style:style>
    <style:style style:name="T60" style:family="text">
      <style:text-properties officeooo:rsid="00414110"/>
    </style:style>
    <style:style style:name="T61" style:family="text">
      <style:text-properties officeooo:rsid="00470ab5"/>
    </style:style>
    <style:style style:name="T62" style:family="text">
      <style:text-properties officeooo:rsid="0047b4b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ings To Do For A Custom Image</text:p>
      <text:p text:style-name="P1"/>
      <text:h text:style-name="Heading_20_1" text:outline-level="1">Prior to First boot</text:h>
      <text:list xml:id="list1077599613" text:style-name="L1">
        <text:list-item>
          <text:p text:style-name="P25">Flash the card with standard image. <text:span text:style-name="T54">(As of th</text:span><text:span text:style-name="T55">is</text:span><text:span text:style-name="T54"> writing the current images start with 2020-</text:span><text:span text:style-name="T62">12</text:span><text:span text:style-name="T54">-</text:span><text:span text:style-name="T62">0</text:span><text:span text:style-name="T54">2 </text:span><text:span text:style-name="T56">but this should work with future images with minimal changes.</text:span><text:span text:style-name="T54">...)</text:span></text:p>
        </text:list-item>
        <text:list-item>
          <text:p text:style-name="P25"><text:span text:style-name="T23">Create</text:span> the <text:span text:style-name="T44">empty</text:span> <text:span text:style-name="T24">ssh</text:span> file on the boot partition. <text:span text:style-name="T21">This tur</text:span><text:span text:style-name="T43">n</text:span><text:span text:style-name="T21">s on ssh by default. Make sure to change </text:span><text:span text:style-name="T43">the</text:span><text:span text:style-name="T21"> password or this will expose you to a security risk.</text:span></text:p>
        </text:list-item>
        <text:list-item>
          <text:p text:style-name="P25">create <text:span text:style-name="T18">the</text:span> <text:span text:style-name="T24">wpa_supplicant.conf</text:span><text:span text:style-name="T19"> </text:span>on the boot partition. <text:span text:style-name="T21">(See appendix for a sample)</text:span></text:p>
        </text:list-item>
        <text:list-item>
          <text:p text:style-name="P25">create the <text:span text:style-name="T24">authorized_keys</text:span> on the boot partition. Copy the <text:span text:style-name="T24">id_rsa.pub</text:span><text:span text:style-name="T19"> </text:span>from .<text:span text:style-name="T19">ssh</text:span> on an existing machine for simplicity <text:span text:style-name="T59">if you have only one key. If you have multiple keys you need to authorize, add them all to the file (For example, if you have an Ansible key for Ansible management)</text:span></text:p>
        </text:list-item>
        <text:list-item>
          <text:p text:style-name="P25">create the <text:span text:style-name="T24">issue</text:span> and <text:span text:style-name="T24">issue.net</text:span><text:span text:style-name="T19"> </text:span>file on the boot partition <text:span text:style-name="T21">(See an example in the appendix). </text:span><text:span text:style-name="T44">If you want to do like in the appendix, go here:</text:span><text:span text:style-name="T41"> </text:span><text:a xlink:type="simple" xlink:href="http://patorjk.com/software/taag/" text:style-name="Internet_20_link" text:visited-style-name="Visited_20_Internet_20_Link"><text:span text:style-name="T41">http://patorjk.com/software/taag/</text:span></text:a><text:span text:style-name="T44">. There are a whole lot of fonts to use. In the example, it’s:<text:line-break/>Font: Big<text:line-break/>Character Width: Default<text:line-break/>Character Height: Default.</text:span></text:p>
        </text:list-item>
      </text:list>
      <text:p text:style-name="P1"/>
      <text:h text:style-name="Heading_20_1" text:outline-level="1">After the first boot</text:h>
      <text:list xml:id="list1525650891" text:style-name="L2">
        <text:list-item>
          <text:p text:style-name="P28"><text:span text:style-name="T53">Change</text:span><text:span text:style-name="T52"> the pi user password to something else. </text:span><text:span text:style-name="T21">(Very important especially if you activated ssh at first boot time). </text:span><text:span text:style-name="T51">There are multiple ways to do this, choose the one that works for you.</text:span></text:p>
        </text:list-item>
        <text:list-item>
          <text:p text:style-name="P26"><text:span text:style-name="T53">R</text:span>esize the partition. <text:span text:style-name="T21">(This will likely have happened on its own already but does not hurt to check)</text:span></text:p>
        </text:list-item>
        <text:list-item>
          <text:p text:style-name="P26"><text:span text:style-name="T53">C</text:span>opy <text:span text:style-name="T24">authorized_keys</text:span> from /boot partition to <text:span text:style-name="T2">/home/pi/.ssh </text:span><text:span text:style-name="T6">(If the folder does not exist, just issue the command </text:span><text:span text:style-name="T29">ssh-keygen</text:span><text:span text:style-name="T6"> and just press enter all the way through. It’s childish but that way the folder will have the right permissions. Delete the </text:span><text:span text:style-name="T29">id_rsa</text:span><text:span text:style-name="T6"> and </text:span><text:span text:style-name="T29">id_rsa.pub</text:span><text:span text:style-name="T6"> that this will create, you don’t need them)</text:span></text:p>
        </text:list-item>
        <text:list-item>
          <text:p text:style-name="P26"><text:span text:style-name="T14">R</text:span><text:span text:style-name="T2">un </text:span><text:span text:style-name="T25">raspi-config</text:span><text:span text:style-name="T2"> to configure the following:</text:span></text:p>
        </text:list-item>
      </text:list>
      <text:list xml:id="list2431887208" text:style-name="L3">
        <text:list-item>
          <text:list>
            <text:list-item>
              <text:p text:style-name="P30">Network Options</text:p>
              <text:list>
                <text:list-item>
                  <text:p text:style-name="P29"><text:span text:style-name="T7">Hostname: Set it to something generic for now or leave it as </text:span><text:span text:style-name="T27">raspberry</text:span><text:span text:style-name="T7">. </text:span><text:span text:style-name="T8">(To find out what host name the DNS thinks you are do this: </text:span><text:span text:style-name="T28">hostname --all-fqdns</text:span><text:span text:style-name="T8"> and copy the part before the first dot </text:span><text:span text:style-name="T10">or simply pipe the whole thing directly to </text:span><text:span text:style-name="T31">/etc/hostname</text:span><text:span text:style-name="T10"> as the user root </text:span><text:span text:style-name="T11">(</text:span><text:span text:style-name="T32">sudo hostname --all-fqdn</text:span><text:span text:style-name="T37">s</text:span><text:span text:style-name="T32"> &gt; /etc/hostname</text:span><text:span text:style-name="T11">)</text:span><text:span text:style-name="T10"> – the system will know how to break it down</text:span><text:span text:style-name="T8">)</text:span></text:p>
                </text:list-item>
                <text:list-item>
                  <text:p text:style-name="P30">Wifi should already be configured. <text:span text:style-name="T21">If it isn’t connecting, your </text:span><text:span text:style-name="T38">wpa_supplicant.conf</text:span><text:span text:style-name="T21"> might be wrong so start there in case of issues)</text:span></text:p>
                </text:list-item>
                <text:list-item>
                  <text:p text:style-name="P30">network Interface Name: Select “No” to get predictable names like <text:span text:style-name="T24">eth0</text:span> or <text:span text:style-name="T24">wlan0</text:span>.</text:p>
                </text:list-item>
              </text:list>
            </text:list-item>
            <text:list-item>
              <text:p text:style-name="P30">Boot Options</text:p>
              <text:list>
                <text:list-item>
                  <text:p text:style-name="P30">Desktop / CLI: Select “<text:span text:style-name="T24">Console</text:span>” (without the Autologin)</text:p>
                </text:list-item>
                <text:list-item>
                  <text:p text:style-name="P30"><text:soft-page-break/>Wait for Network at Boot: Select “No” unless you have a good reason to do otherwise. <text:span text:style-name="T60">(If you are going to have NFS mounts in your </text:span><text:span text:style-name="T42">/etc/fstab</text:span><text:span text:style-name="T60">, you should select “Yes”. </text:span><text:span text:style-name="T61">Not sure why but if I didn’t do that, it wasn’t mounting anything at boot time.</text:span><text:span text:style-name="T60">)</text:span></text:p>
                </text:list-item>
                <text:list-item>
                  <text:p text:style-name="P30">Splash screen: Pick any option, it doesn’t really matter.</text:p>
                </text:list-item>
              </text:list>
            </text:list-item>
            <text:list-item>
              <text:p text:style-name="P30"><text:span text:style-name="T23">Localization</text:span> Options:</text:p>
              <text:list>
                <text:list-item>
                  <text:p text:style-name="P30">Change Locale: pick “<text:span text:style-name="T24">en_US.UTF-8 UTF 8</text:span>”, “<text:span text:style-name="T24">en_CA.UTF-8 UTF-8</text:span>” and “<text:span text:style-name="T24">en_GB.UTF-8 UTF-8</text:span>” and make “<text:span text:style-name="T24">en_US.UTF-8 UTF-8</text:span>” the default.</text:p>
                </text:list-item>
                <text:list-item>
                  <text:p text:style-name="P27"><text:span text:style-name="T2">Change Timezone: Pick </text:span><text:span text:style-name="T25">America</text:span><text:span text:style-name="T2"> and then select “</text:span><text:span text:style-name="T25">Toronto</text:span><text:span text:style-name="T2">” (Press “T” about 7 times)</text:span></text:p>
                </text:list-item>
                <text:list-item>
                  <text:p text:style-name="P27"><text:span text:style-name="T2">Change Keyboard Layout: Pick “</text:span><text:span text:style-name="T25">US</text:span><text:span text:style-name="T2">” if you can. (It doesn’t work if there’s no attached keyboard)</text:span></text:p>
                </text:list-item>
                <text:list-item>
                  <text:p text:style-name="P27"><text:span text:style-name="T2">Change Wi-Fi Country: Leave it alone, the </text:span><text:span text:style-name="T25">wpa_supplicant.conf</text:span><text:span text:style-name="T2"> file has already set this. </text:span><text:span text:style-name="T4">Newer version of Raspberry Pi OS seem to require you to set this </text:span><text:span text:style-name="T5">to activate th</text:span><text:span text:style-name="T17">e</text:span><text:span text:style-name="T5"> WiFi interface </text:span><text:span text:style-name="T4">now so pick “</text:span><text:span text:style-name="T26">CA</text:span><text:span text:style-name="T4">” or whatever country you are in.</text:span></text:p>
                </text:list-item>
              </text:list>
            </text:list-item>
            <text:list-item>
              <text:p text:style-name="P36"><text:span text:style-name="T2">Interfacing Options: Di</text:span><text:span text:style-name="T3">s</text:span><text:span text:style-name="T2">able everything except SSH. We’ll reactivate later if they are needed.</text:span></text:p>
            </text:list-item>
            <text:list-item>
              <text:p text:style-name="P31">Overclock: Nothing to do here <text:span text:style-name="T58">v – this was how you overclocked a Raspberry 1 or 2 model. It does nothing for modern boards</text:span>.</text:p>
            </text:list-item>
            <text:list-item>
              <text:p text:style-name="P31">Advanced Options: </text:p>
              <text:list>
                <text:list-item>
                  <text:p text:style-name="P36"><text:span text:style-name="T2">Expand </text:span><text:span text:style-name="T3">File system</text:span><text:span text:style-name="T2">: If the file system doesn’t take the whole card, expand here.</text:span></text:p>
                </text:list-item>
                <text:list-item>
                  <text:p text:style-name="P36"><text:span text:style-name="T2">Overscan: </text:span><text:span text:style-name="T3">Disable</text:span><text:span text:style-name="T2"> overscan. I have yet to see a </text:span><text:span text:style-name="T3">monitor</text:span><text:span text:style-name="T2"> </text:span><text:span text:style-name="T3">that needs</text:span><text:span text:style-name="T2"> this anyway.</text:span></text:p>
                </text:list-item>
                <text:list-item>
                  <text:p text:style-name="P31">Leave the rest alone.</text:p>
                </text:list-item>
              </text:list>
            </text:list-item>
            <text:list-item>
              <text:p text:style-name="P36"><text:span text:style-name="T2">Update: Select i</text:span><text:span text:style-name="T3">t</text:span><text:span text:style-name="T2"> to update to the latest version of </text:span><text:span text:style-name="T20">raspi-config</text:span><text:span text:style-name="T2">.</text:span></text:p>
            </text:list-item>
          </text:list>
        </text:list-item>
      </text:list>
      <text:list xml:id="list110434368026255" text:continue-list="list1525650891" text:style-name="L2">
        <text:list-item>
          <text:p text:style-name="P37"><text:span text:style-name="T2">Exit </text:span><text:span text:style-name="T20">raspi-config</text:span><text:span text:style-name="T2"> (If it wants to reboot, let it reboot)</text:span></text:p>
        </text:list-item>
        <text:list-item>
          <text:p text:style-name="P37"><text:span text:style-name="T2">Update the operating system: </text:span><text:span text:style-name="T25">sudo apt update</text:span><text:span text:style-name="T2"> followed by </text:span><text:span text:style-name="T20">s</text:span><text:span text:style-name="T25">udo apt dist-upgrade -y</text:span><text:span text:style-name="T2">. (this will take a while depending how old you original image was.</text:span></text:p>
        </text:list-item>
        <text:list-item>
          <text:p text:style-name="P37"><text:span text:style-name="T2">Install useful tools: </text:span><text:span text:style-name="T25">sudo apt install mc git tree </text:span><text:span text:style-name="T29">tmux tmuxinator</text:span></text:p>
        </text:list-item>
        <text:list-item>
          <text:p text:style-name="P37"><text:span text:style-name="T14">C</text:span><text:span text:style-name="T2">opy </text:span><text:span text:style-name="T14">from </text:span><text:span text:style-name="T36">/boot</text:span><text:span text:style-name="T14"> the </text:span><text:span text:style-name="T25">issue</text:span><text:span text:style-name="T2"> and </text:span><text:span text:style-name="T25">issue.net</text:span><text:span text:style-name="T2"> to </text:span><text:span text:style-name="T25">/etc</text:span><text:span text:style-name="T1">. </text:span><text:span text:style-name="T4">(See appendix for examples)</text:span></text:p>
        </text:list-item>
        <text:list-item>
          <text:p text:style-name="P33">Update the <text:span text:style-name="T24">/etc/ssh/sshd_config</text:span> to change the line that starts with “<text:span text:style-name="T24">banner...</text:span>”. The line should read:</text:p>
        </text:list-item>
      </text:list>
      <text:list xml:id="list131832483" text:style-name="L4">
        <text:list-item>
          <text:list>
            <text:list-item>
              <text:p text:style-name="P38">banner /etc/issue.net</text:p>
            </text:list-item>
          </text:list>
        </text:list-item>
      </text:list>
      <text:h text:style-name="Heading_20_2" text:outline-level="2">Optional Steps:</text:h>
      <text:list xml:id="list146208312" text:style-name="L5">
        <text:list-item>
          <text:p text:style-name="P34">If you want to turn off the LED on the Raspberry Pi follow the steps below:</text:p>
        </text:list-item>
      </text:list>
      <text:list xml:id="list1012751361" text:style-name="L6">
        <text:list-item>
          <text:list>
            <text:list-item>
              <text:p text:style-name="P39"><text:span text:style-name="T9">Power Led: Add the lines below to </text:span><text:span text:style-name="T30">/boot/config.txt</text:span><text:span text:style-name="T9"> : (before the </text:span><text:span text:style-name="T30">exit 0</text:span><text:span text:style-name="T9"> line)</text:span></text:p>
            </text:list-item>
          </text:list>
        </text:list-item>
      </text:list>
      <text:p text:style-name="P22"># Disable the PWR LED.</text:p>
      <text:p text:style-name="P22">dtparam=pwr_led_trigger=none</text:p>
      <text:p text:style-name="P22">dtparam=pwr_led_activelow=off</text:p>
      <text:p text:style-name="P21"/>
      <text:p text:style-name="P21">or add these lines to <text:span text:style-name="T24">/etc/rc.local</text:span></text:p>
      <text:p text:style-name="P22">echo none &gt; /sys/class/leds/led1/trigger</text:p>
      <text:p text:style-name="P22">echo 0 &gt; /sys/class/leds/led1/brightness</text:p>
      <text:p text:style-name="P19"/>
      <text:list xml:id="list4281368666" text:style-name="L7">
        <text:list-item>
          <text:list>
            <text:list-item>
              <text:p text:style-name="P40"><text:span text:style-name="T9">Activity LED: Add the following lines to </text:span><text:span text:style-name="T40">/</text:span><text:span text:style-name="T30">etc/rc.local</text:span></text:p>
            </text:list-item>
          </text:list>
        </text:list-item>
      </text:list>
      <text:p text:style-name="P23">echo none &gt; /sys/class/leds/led0/trigger</text:p>
      <text:p text:style-name="P23">echo 0 &gt; /sys/class/leds/led0/brightness</text:p>
      <text:p text:style-name="P14"/>
      <text:h text:style-name="Heading_20_1" text:outline-level="1"><text:soft-page-break/>After the setup is complete</text:h>
      <text:list xml:id="list2446784731" text:style-name="L8">
        <text:list-item>
          <text:p text:style-name="P41"><text:span text:style-name="T15">S</text:span><text:span text:style-name="T16">hutdown properly</text:span></text:p>
        </text:list-item>
        <text:list-item>
          <text:p text:style-name="P41"><text:span text:style-name="T15">P</text:span><text:span text:style-name="T16">ull the card out of the pi and plug it into a linux machine</text:span></text:p>
        </text:list-item>
        <text:list-item>
          <text:p text:style-name="P41"><text:span text:style-name="T15">C</text:span><text:span text:style-name="T16">reate the image using the following command </text:span><text:span text:style-name="T10">(</text:span><text:span text:style-name="T31">/dev/sdm</text:span><text:span text:style-name="T10"> is the device the card comes up as on my system, yours may vary)</text:span><text:span text:style-name="T16">: </text:span><text:span text:style-name="T35">sudo dd if=/dev/sdm of=&lt;filename&gt; bs=10M. </text:span><text:span text:style-name="T50">You can use other software to create this image if you want. On Windows, there’s Win32DiskImager who does a fine job too.</text:span></text:p>
        </text:list-item>
        <text:list-item>
          <text:p text:style-name="P32">Wait for the process to complete – <text:span text:style-name="T45">on a big card, this can take a while.</text:span></text:p>
        </text:list-item>
        <text:list-item>
          <text:p text:style-name="P35">Find the script <text:span text:style-name="T24">PiShrink.py</text:span> here: <text:span text:style-name="T24">https://github.com/Drewsif/PiShrink</text:span></text:p>
        </text:list-item>
        <text:list-item>
          <text:p text:style-name="P42"><text:span text:style-name="T8">Run the script as root giving it the name of the image you want to shrink. If you give only one filename, it will shrink that image. If you give it two names, it will leave the original one untouched and work on a copy. </text:span><text:span text:style-name="T10">Typical options are:<text:line-break/></text:span><text:span text:style-name="T31">pishrink -p -Z -a &lt;original image filename&gt; &lt;</text:span><text:span text:style-name="T33">resized</text:span><text:span text:style-name="T31"> new image&gt;<text:line-break/></text:span></text:p>
        </text:list-item>
      </text:list>
      <text:p text:style-name="P15"><text:span text:style-name="T47">The whole list of </text:span><text:span text:style-name="T48">P</text:span><text:span text:style-name="T47">i</text:span><text:span text:style-name="T48">S</text:span><text:span text:style-name="T47">hrink parameters:</text:span></text:p>
      <text:p text:style-name="P10"/>
      <text:p text:style-name="P7">pishrink.sh v0.1.2</text:p>
      <text:p text:style-name="P7">Usage: /usr/local/bin/pishrink.sh [-adhrspvzZ] imagefile.img [newimagefile.img]</text:p>
      <text:p text:style-name="P7"/>
      <text:p text:style-name="P8"><text:tab/>-s<text:tab/>Don't expand filesystem when image is booted the first time</text:p>
      <text:p text:style-name="P8"><text:tab/>-v<text:tab/>Be verbose</text:p>
      <text:p text:style-name="P8"><text:tab/>-r<text:tab/>Use advanced filesystem repair option if the normal one fails</text:p>
      <text:p text:style-name="P8"><text:tab/>-z<text:tab/>Compress image after shrinking with gzip</text:p>
      <text:p text:style-name="P8"><text:tab/>-Z<text:tab/>Compress image after shrinking with xz</text:p>
      <text:p text:style-name="P8"><text:tab/>-a<text:tab/>Compress image in parallel using multiple cores</text:p>
      <text:p text:style-name="P8"><text:tab/>-p<text:tab/>Remove logs, apt archives, dhcp leases and ssh hostkeys</text:p>
      <text:p text:style-name="P9"><text:tab/>-d<text:tab/>Write debug messages in a debug log file</text:p>
      <text:h text:style-name="P24" text:outline-level="1">Notes</text:h>
      <text:list xml:id="list2480939170" text:style-name="L9">
        <text:list-item>
          <text:p text:style-name="P43"><text:span text:style-name="T49">On a Raspberry Pi 4, the Wifi wouldn’t come up unless I went into </text:span><text:span text:style-name="T34">raspi-config</text:span><text:span text:style-name="T49"> and selected the correct Wifi country under the localization options. The Pi seems to intentionally block Wifi until this is done. Working on finding a solution to this.</text:span></text:p>
        </text:list-item>
      </text:list>
      <text:p text:style-name="P9"><text:line-break/></text:p>
      <text:p text:style-name="P20">Appendix A</text:p>
      <text:p text:style-name="P18"/>
      <text:p text:style-name="P2"><text:span text:style-name="T24">wpa_supplicant.conf</text:span> Sample: <text:span text:style-name="T46">(The keys below have been tampered, they’re not real)</text:span></text:p>
      <text:p text:style-name="P3"/>
      <text:p text:style-name="P11">ctrl_interface=DIR=/var/run/wpa_supplicant GROUP=netdev</text:p>
      <text:p text:style-name="P11">update_config=1</text:p>
      <text:p text:style-name="P11">country=CA</text:p>
      <text:p text:style-name="P11"/>
      <text:p text:style-name="P11"><text:s/>network={</text:p>
      <text:p text:style-name="P11"><text:s/><text:tab/>ssid="NerdCentral"</text:p>
      <text:p text:style-name="P12"><text:span text:style-name="T12"><text:s/><text:tab/>psk=cb71b646a5063c25ac0c6d21d9</text:span><text:span text:style-name="T13">123456789</text:span><text:span text:style-name="T12">820da590b726812b7c664c02ed9c1</text:span></text:p>
      <text:p text:style-name="P11">}</text:p>
      <text:p text:style-name="P11">#network={</text:p>
      <text:p text:style-name="P11">#<text:tab/>ssid="NerdCentral_5Ghz"</text:p>
      <text:p text:style-name="P12"><text:span text:style-name="T12">#<text:tab/>psk=d80fa490d5</text:span><text:span text:style-name="T13">1234567890123</text:span><text:span text:style-name="T12">ca49c419319915abe720e30196a3cf8389f3ac3c7</text:span></text:p>
      <text:p text:style-name="P11">#}</text:p>
      <text:p text:style-name="P3"/>
      <text:p text:style-name="P16">Appendix B</text:p>
      <text:p text:style-name="P4"><text:span text:style-name="T24">issue</text:span> and <text:span text:style-name="T24">issue.net</text:span> sample: <text:span text:style-name="T22">(The first one looks weird because it needs to </text:span><text:span text:style-name="T23">escape the “</text:span><text:span text:style-name="T39">\</text:span><text:span text:style-name="T23">” by doubling them;</text:span><text:span text:style-name="T22"> issue.net does not do that)</text:span></text:p>
      <text:p text:style-name="P4"/>
      <text:p text:style-name="P5">issue:</text:p>
      <text:p text:style-name="P5">Raspbian GNU/Linux 10 \n \l</text:p>
      <text:p text:style-name="P5"/>
      <text:p text:style-name="P5"><text:s text:c="2"/>_____ <text:s text:c="16"/>_ <text:s text:c="24"/>__ </text:p>
      <text:p text:style-name="P5"><text:s/>| <text:s/>__ <text:span text:style-name="T22">\</text:span>\ <text:s text:c="14"/>| | <text:s text:c="22"/>/_ |</text:p>
      <text:p text:style-name="P5"><text:s/>| |__) |__ _ ___ _ __ | |__ <text:s text:c="2"/>___ _ __ _ __ _ <text:s text:c="2"/>_| |</text:p>
      <text:p text:style-name="P5"><text:s/>| <text:s/>_ <text:s/>// _` / __| '_ <text:span text:style-name="T22">\</text:span>\| '_ <text:span text:style-name="T22">\</text:span>\ / _ <text:span text:style-name="T22">\</text:span>\ '__| '__| | | | |</text:p>
      <text:p text:style-name="P5"><text:s/>| | <text:span text:style-name="T22">\</text:span>\ <text:span text:style-name="T22">\</text:span>\ (_| <text:span text:style-name="T22">\</text:span>\__ <text:span text:style-name="T22">\</text:span>\ |_) | |_) | <text:s/>__/ | <text:s/>| | <text:s/>| |_| | |</text:p>
      <text:p text:style-name="P5"><text:s/>|_| <text:s/><text:span text:style-name="T22">\</text:span>\_<text:span text:style-name="T22">\</text:span>\__,_|___/ .__/|_.__/ <text:span text:style-name="T22">\</text:span>\___|_| <text:s/>|_| <text:s text:c="2"/><text:span text:style-name="T22">\</text:span>\__, |_|</text:p>
      <text:p text:style-name="P5"><text:s text:c="17"/>| | <text:s text:c="25"/>__/ | <text:s/></text:p>
      <text:p text:style-name="P5"><text:s text:c="17"/>|_| <text:s text:c="24"/>|___/ <text:s text:c="2"/></text:p>
      <text:p text:style-name="P5"/>
      <text:p text:style-name="P5"/>
      <text:p text:style-name="P5">issue.net:</text:p>
      <text:p text:style-name="P5">Raspbian GNU/Linux 10</text:p>
      <text:p text:style-name="P5"/>
      <text:p text:style-name="P6"><text:s text:c="2"/>_____ <text:s text:c="16"/>_ <text:s text:c="24"/>__ </text:p>
      <text:p text:style-name="P6"><text:s/>| <text:s/>__ \ <text:s text:c="14"/>| | <text:s text:c="22"/>/_ |</text:p>
      <text:p text:style-name="P6"><text:s/>| |__) |__ _ ___ _ __ | |__ <text:s text:c="2"/>___ _ __ _ __ _ <text:s text:c="2"/>_| |</text:p>
      <text:p text:style-name="P6"><text:s/>| <text:s/>_ <text:s/>// _` / __| '_ \| '_ \ / _ \ '__| '__| | | | |</text:p>
      <text:p text:style-name="P6"><text:s/>| | \ \ (_| \__ \ |_) | |_) | <text:s/>__/ | <text:s/>| | <text:s/>| |_| | |</text:p>
      <text:p text:style-name="P6"><text:s/>|_| <text:s/>\_\__,_|___/ .__/|_.__/ \___|_| <text:s/>|_| <text:s text:c="2"/>\__, |_|</text:p>
      <text:p text:style-name="P6"><text:s text:c="17"/>| | <text:s text:c="25"/>__/ | <text:s/></text:p>
      <text:p text:style-name="P6"><text:s text:c="17"/>|_| <text:s text:c="24"/>|___/ <text:s text:c="2"/></text:p>
      <text:p text:style-name="P6"/>
      <text:p text:style-name="P6"/>
      <text:p text:style-name="P17">Notes:</text:p>
      <text:p text:style-name="P13">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9T17:09:39.340436406</meta:creation-date>
    <dc:date>2021-01-05T11:04:33.546000000</dc:date>
    <meta:editing-duration>P1DT13H15M36S</meta:editing-duration>
    <meta:editing-cycles>34</meta:editing-cycles>
    <meta:generator>LibreOffice/6.4.4.2$Windows_X86_64 LibreOffice_project/3d775be2011f3886db32dfd395a6a6d1ca2630ff</meta:generator>
    <meta:print-date>2020-07-06T10:59:44.501000000</meta:print-date>
    <meta:document-statistic meta:table-count="0" meta:image-count="0" meta:object-count="0" meta:page-count="7" meta:paragraph-count="108" meta:word-count="1310" meta:character-count="10188" meta:non-whitespace-character-count="8641"/>
  </office:meta>
</office:document-meta>
</file>